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Helvetica, Sans-Serif"/>
    <style:font-face style:name="quot" svg:font-family="quot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variant="normal" fo:text-transform="none" fo:color="#000000" style:text-line-through-style="none" style:font-name="Times New Roman" fo:font-size="14pt" fo:letter-spacing="normal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ext_20_body">
      <style:paragraph-properties fo:margin-top="0in" fo:margin-bottom="0.1252in" fo:padding="0in" fo:border="none"/>
    </style:style>
    <style:style style:name="T1" style:family="text">
      <style:text-properties style:font-name="quot"/>
    </style:style>
    <style:style style:name="T2" style:family="text">
      <style:text-properties style:font-name="quot" fo:font-weight="bold"/>
    </style:style>
    <style:style style:name="T3" style:family="text">
      <style:text-properties style:font-name="quot" fo:font-weight="bold" style:font-weight-asian="bold" style:font-weight-complex="bold"/>
    </style:style>
    <style:style style:name="T4" style:family="text">
      <style:text-properties style:font-name="quot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Times New Roman" fo:font-weight="normal" style:font-weight-asian="normal" style:font-weight-complex="normal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Redis</text:h>
      <text:section text:style-name="Sect1" text:name="df_con">
        <text:p text:style-name="P3"><text:span text:style-name="Strong_20_Emphasis"><text:span text:style-name="T6">Redis</text:span></text:span><text:span text:style-name="T6"> is a data structure server. It is open-source, networked, in-memory, and stores keys with optional durability. The development of </text:span><text:span text:style-name="Strong_20_Emphasis"><text:span text:style-name="T6">Redis</text:span></text:span><text:span text:style-name="T6"> has been sponsored by </text:span><text:span text:style-name="Strong_20_Emphasis"><text:span text:style-name="T6">Redis</text:span></text:span><text:span text:style-name="T6"> Labs since June 2015. Before that, it was sponsored by Pivotal Software and by VMware. According to the monthly ranking by DB-Engines.com, </text:span><text:span text:style-name="Strong_20_Emphasis"><text:span text:style-name="T6">Redis</text:span></text:span><text:span text:style-name="T6"> is the most popular key-value database.</text:span></text:p>
      </text:section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Helvetica, Sans-Serif"/>
    <style:font-face style:name="quot" svg:font-family="quot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 c</meta:initial-creator>
    <meta:creation-date>2018-09-10T13:41:30.14</meta:creation-date>
    <meta:document-statistic meta:table-count="0" meta:image-count="0" meta:object-count="0" meta:page-count="1" meta:paragraph-count="2" meta:word-count="56" meta:character-count="359"/>
    <dc:date>2018-09-10T13:43:03.86</dc:date>
    <dc:creator>d c</dc:creator>
    <meta:editing-duration>PT1M34S</meta:editing-duration>
    <meta:editing-cycles>1</meta:editing-cycles>
    <meta:generator>OpenOffice/4.1.4$Win32 OpenOffice.org_project/414m5$Build-9788</meta:generator>
  </office:meta>
</office:document-meta>
</file>